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B6BF1E5FCDF1AAD1.png" manifest:media-type="image/png"/>
  <manifest:file-entry manifest:full-path="Pictures/100002800000029500000295458C6106AED5C839.svg" manifest:media-type="image/svg+xml"/>
  <manifest:file-entry manifest:full-path="Pictures/100000010000001900000019DA4A053D392C8145.png" manifest:media-type="image/png"/>
  <manifest:file-entry manifest:full-path="Pictures/100000010000033000000264CDA465F6BBF576D6.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1E0000002950000029531405702AAD800D0.svg" manifest:media-type="image/svg+xml"/>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AnatoHiero" svg:font-family="'Noto Sans AnatoHiero'"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svg:stroke-color="#ffffff" draw:fill-color="#ffffff" draw:textarea-horizontal-align="justify" draw:textarea-vertical-align="middle" draw:auto-grow-height="false" fo:min-height="0.75cm" fo:min-width="5.5cm"/>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graphic-properties draw:stroke="none" svg:stroke-color="#000000" draw:fill="none" draw:fill-color="#ffffff" draw:auto-grow-height="true" draw:auto-grow-width="false" fo:max-height="0cm" fo:min-height="3.4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6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color="#000000" draw:fill="none" draw:fill-color="#ffffff" draw:auto-grow-height="true" draw:auto-grow-width="false" fo:max-height="0cm" fo:min-height="3.45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652cm"/>
      <style:paragraph-properties style:writing-mode="lr-tb"/>
    </style:style>
    <style:style style:name="gr28" style:family="graphic" style:parent-style-name="standard">
      <style:graphic-properties svg:stroke-width="0.081cm" svg:stroke-color="#000000" draw:marker-start-width="0.321cm" draw:marker-end-width="0.321cm" draw:fill="none" draw:textarea-vertical-align="middle" draw:auto-grow-height="false" fo:min-height="2.112cm" fo:min-width="1.446cm" fo:padding-top="0.165cm" fo:padding-bottom="0.165cm" fo:padding-left="0.29cm" fo:padding-right="0.29cm" fo:wrap-option="wrap"/>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standard">
      <style:graphic-properties svg:stroke-width="0.159cm" svg:stroke-color="#000000" draw:marker-start-width="0.438cm" draw:marker-end-width="0.438cm" draw:textarea-vertical-align="middle" fo:padding-top="0.204cm" fo:padding-bottom="0.204cm" fo:padding-left="0.329cm" fo:padding-right="0.329cm"/>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svg:stroke-width="0.106cm" svg:stroke-color="#000000" draw:marker-start-width="0.359cm" draw:marker-end-width="0.359cm" draw:fill="none" loext:fill-use-slide-background="false" draw:textarea-horizontal-align="justify" draw:textarea-vertical-align="middle" draw:auto-grow-height="false" fo:min-height="0.77cm" fo:min-width="1.02cm" fo:padding-top="0.178cm" fo:padding-bottom="0.178cm" fo:padding-left="0.303cm" fo:padding-right="0.303cm"/>
    </style:style>
    <style:style style:name="gr3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graphic-properties draw:stroke="solid" svg:stroke-width="0.106cm" svg:stroke-color="#000000" draw:marker-start-width="0.36cm" draw:marker-end-width="0.36cm" draw:fill="none" draw:fill-color="#ffffff" loext:fill-use-slide-background="false" draw:textarea-horizontal-align="justify" draw:textarea-vertical-align="middle" draw:auto-grow-height="false" fo:min-height="1.094cm" fo:min-width="0.844cm" fo:padding-top="0.179cm" fo:padding-bottom="0.179cm" fo:padding-left="0.304cm" fo:padding-right="0.304cm"/>
    </style:style>
    <style:style style:name="gr4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3-notes">
      <style:graphic-properties draw:fill-color="#ffffff" draw:auto-grow-height="true"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indent="0cm"/>
      <style:text-properties fo:color="#111111" loext:opacity="100%"/>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111111" loext:opacity="100%" loext:color-lum-mod="100%" loext:color-lum-off="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text-align="start"/>
      <style:text-properties fo:font-size="36pt" style:font-size-asian="36pt" style:font-size-complex="36pt"/>
    </style:style>
    <style:style style:name="P17" style:family="paragraph">
      <loext:graphic-properties draw:fill="none" draw:fill-color="#ffffff"/>
      <style:paragraph-properties fo:text-align="start" style:writing-mode="lr-tb"/>
      <style:text-properties style:font-name="Noto Sans1" fo:font-size="36pt" style:text-underline-style="none" fo:font-weight="bold" style:font-size-asian="36pt" style:font-weight-asian="bold" style:font-size-complex="36pt" style:font-weight-complex="bold"/>
    </style:style>
    <style:style style:name="P18" style:family="paragraph">
      <style:paragraph-properties fo:margin-left="0cm" fo:margin-right="0cm" fo:margin-top="0.42cm" fo:margin-bottom="0.35cm" fo:line-height="100%" fo:text-align="start"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text-properties fo:color="#1c1c1c" loext:opacity="100%"/>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1c1c1c" loext:opacity="100%" loext:color-lum-mod="100%" loext:color-lum-off="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style:paragraph-properties fo:text-align="end"/>
      <style:text-properties fo:font-size="36pt" style:font-size-asian="36pt" style:font-size-complex="36pt"/>
    </style:style>
    <style:style style:name="P27" style:family="paragraph">
      <loext:graphic-properties draw:fill="none" draw:fill-color="#ffffff"/>
      <style:paragraph-properties fo:text-align="end" style:writing-mode="lr-tb"/>
      <style:text-properties style:font-name="Noto Sans1" fo:font-size="36pt" style:text-underline-style="none" fo:font-weight="bold" style:font-size-asian="36pt" style:font-weight-asian="bold" style:font-size-complex="36pt" style:font-weight-complex="bold"/>
    </style:style>
    <style:style style:name="P28" style:family="paragraph">
      <style:paragraph-properties fo:margin-left="0cm" fo:margin-right="0cm" fo:margin-top="0.42cm" fo:margin-bottom="0.35cm" fo:line-height="100%" fo:text-align="end" fo:text-indent="0cm"/>
      <style:text-properties fo:color="#1c1c1c" loext:opacity="100%"/>
    </style:style>
    <style:style style:name="P29" style:family="paragraph">
      <loext:graphic-properties draw:fill="none" draw:fill-color="#ffffff"/>
      <style:paragraph-properties fo:margin-left="0cm" fo:margin-right="0cm" fo:margin-top="0.42cm" fo:margin-bottom="0.35cm" fo:line-height="100%" fo:text-align="end" fo:text-indent="0cm" style:writing-mode="lr-tb"/>
      <style:text-properties fo:color="#1c1c1c" loext:opacity="100%" loext:color-lum-mod="100%" loext:color-lum-off="0%" style:font-name="Noto Sans1" fo:font-size="16pt" style:font-size-asian="16pt" style:font-size-complex="16pt"/>
    </style:style>
    <style:style style:name="P30" style:family="paragraph">
      <loext:graphic-properties draw:fill="solid" draw:fill-color="#8d99ae" draw:opacity="10%"/>
      <style:paragraph-properties fo:text-align="center"/>
      <style:text-properties style:font-name="Noto Sans1"/>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end" style:writing-mode="lr-tb"/>
      <style:text-properties style:font-name="Noto Sans1" fo:font-size="36pt" style:text-underline-style="none" fo:font-weight="bold" style:font-size-asian="36pt" style:font-size-complex="36pt"/>
    </style:style>
    <style:style style:name="P33" style:family="paragraph">
      <style:paragraph-properties fo:text-align="center"/>
      <style:text-properties fo:font-size="36pt" style:font-size-asian="36pt" style:font-size-complex="36pt"/>
    </style:style>
    <style:style style:name="P34" style:family="paragraph">
      <loext:graphic-properties draw:fill="none" draw:fill-color="#ffffff"/>
      <style:paragraph-properties fo:text-align="center" style:writing-mode="lr-tb"/>
      <style:text-properties fo:color="#000000" loext:opacity="100%" loext:color-lum-mod="100%" loext:color-lum-off="0%" style:font-name="Lato Black" fo:font-size="36pt" style:text-underline-style="none" style:font-size-asian="36pt" style:font-size-complex="36pt"/>
    </style:style>
    <style:style style:name="P35" style:family="paragraph">
      <loext:graphic-properties draw:fill="solid" draw:fill-color="#b8dbd9"/>
      <style:paragraph-properties fo:text-align="center"/>
    </style:style>
    <style:style style:name="P36" style:family="paragraph">
      <loext:graphic-properties draw:fill="solid" draw:fill-color="#586f7c"/>
      <style:paragraph-properties fo:text-align="center"/>
    </style:style>
    <style:style style:name="P37" style:family="paragraph">
      <style:paragraph-properties fo:text-align="center"/>
    </style:style>
    <style:style style:name="P38" style:family="paragraph">
      <loext:graphic-properties draw:fill="solid" draw:fill-color="#2f4550"/>
      <style:paragraph-properties fo:text-align="center"/>
    </style:style>
    <style:style style:name="P3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0" style:family="paragraph">
      <style:paragraph-properties fo:text-align="center"/>
      <style:text-properties fo:color="#1c1c1c" loext:opacity="100%"/>
    </style:style>
    <style:style style:name="P41" style:family="paragraph">
      <loext:graphic-properties draw:fill="none" draw:fill-color="#ffffff"/>
      <style:paragraph-properties fo:text-align="center" style:writing-mode="lr-tb"/>
      <style:text-properties fo:color="#1c1c1c" loext:opacity="100%" loext:color-lum-mod="100%" loext:color-lum-off="0%" style:font-name="Noto Sans1" fo:font-size="15pt" style:text-underline-style="none" style:font-size-asian="15pt" style:font-size-complex="15pt"/>
    </style:style>
    <style:style style:name="P42" style:family="paragraph">
      <loext:graphic-properties draw:fill="none" draw:fill-color="#ffffff"/>
      <style:paragraph-properties fo:text-align="center"/>
    </style:style>
    <style:style style:name="P43" style:family="paragraph">
      <style:paragraph-properties fo:margin-left="0cm" fo:margin-right="0cm" fo:margin-top="0cm" fo:margin-bottom="0cm" fo:line-height="100%" fo:text-indent="0cm"/>
      <style:text-properties fo:color="#1c1c1c" loext:opacity="100%"/>
    </style:style>
    <style:style style:name="P44" style:family="paragraph">
      <loext:graphic-properties draw:fill="none" draw:fill-color="#ffffff"/>
      <style:paragraph-properties fo:margin-left="0cm" fo:margin-right="0cm" fo:margin-top="0cm" fo:margin-bottom="0cm" fo:line-height="100%" fo:text-indent="0cm" style:writing-mode="lr-tb"/>
      <style:text-properties fo:color="#1c1c1c" loext:opacity="100%" loext:color-lum-mod="100%" loext:color-lum-off="0%" style:font-name="Noto Sans1" fo:font-size="15pt" style:font-size-asian="15pt" style:font-size-complex="15pt"/>
    </style:style>
    <style:style style:name="P45" style:family="paragraph">
      <style:text-properties fo:font-size="36pt" style:font-size-asian="36pt" style:font-size-complex="36pt"/>
    </style:style>
    <style:style style:name="P46" style:family="paragraph">
      <loext:graphic-properties draw:fill="none" draw:fill-color="#ffffff"/>
      <style:paragraph-properties style:writing-mode="lr-tb"/>
      <style:text-properties style:font-name="Noto Sans1" fo:font-size="36pt" style:text-underline-style="none" fo:font-weight="bold" style:font-size-asian="36pt" style:font-weight-asian="bold" style:font-size-complex="36pt" style:font-weight-complex="bold"/>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color="#111111" loext:opacity="100%" style:font-name="Noto Sans1" fo:font-size="16pt" style:text-underline-style="none" style:font-size-asian="16pt" style:font-size-complex="16pt"/>
    </style:style>
    <style:style style:name="T8" style:family="text">
      <style:text-properties style:font-name="Noto Sans1" fo:font-size="36pt" style:text-underline-style="none" fo:font-weight="bold" style:font-size-asian="36pt" style:font-weight-asian="bold" style:font-size-complex="36pt" style:font-weight-complex="bold"/>
    </style:style>
    <style:style style:name="T9" style:family="text">
      <style:text-properties fo:color="#1c1c1c" loext:opacity="100%" style:font-name="Noto Sans1" fo:font-size="12pt" style:text-underline-style="none" style:font-size-asian="12pt" style:font-size-complex="12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style:font-name="Noto Sans1" fo:font-size="36pt" style:text-underline-style="none" fo:font-weight="bold" style:font-size-asian="36pt" style:font-size-complex="36pt"/>
    </style:style>
    <style:style style:name="T14" style:family="text">
      <style:text-properties fo:color="#000000" loext:opacity="100%" style:font-name="Lato Black" fo:font-size="36pt" style:text-underline-style="none" style:font-size-asian="36pt" style:font-size-complex="36pt"/>
    </style:style>
    <style:style style:name="T15" style:family="text">
      <style:text-properties style:font-name="Noto Sans1" fo:font-size="18pt" style:text-underline-style="none" fo:font-weight="bold" style:font-size-asian="18pt" style:font-weight-asian="bold" style:font-size-complex="18pt" style:font-weight-complex="bold"/>
    </style:style>
    <style:style style:name="T16" style:family="text">
      <style:text-properties fo:color="#1c1c1c" loext:opacity="100%" style:font-name="Noto Sans1" fo:font-size="15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NGIN</text:span><text:span text:style-name="T1">X</text:span></text:p>
            <text:p text:style-name="P1"><text:span text:style-name="T2"/></text:p>
          </draw:text-box>
        </draw:frame>
        <draw:frame draw:style-name="gr2" draw:text-style-name="P4" draw:layer="layout" svg:width="6.604cm" svg:height="2.617cm" svg:x="20.32cm" svg:y="12.859cm">
          <draw:text-box>
            <text:p><text:span text:style-name="T3">Javier De la </text:span><text:span text:style-name="T3">Concepción </text:span><text:span text:style-name="T3">Dorado</text:span></text:p>
            <text:p><text:span text:style-name="T3">Adrián </text:span><text:span text:style-name="T3">Carrasco </text:span><text:span text:style-name="T3">Espinosa</text:span></text:p>
            <text:p text:style-name="P3"><text:span text:style-name="T4"/></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Que es Nginx?</text:span></text:p>
            </text:list-item>
            <text:list-item>
              <text:p text:style-name="P7"><text:span text:style-name="T5">Compatibilidad</text:span></text:p>
            </text:list-item>
            <text:list-item>
              <text:p text:style-name="P7"><text:span text:style-name="T5">Requisitos</text:span></text:p>
            </text:list-item>
            <text:list-item>
              <text:p text:style-name="P7"><text:span text:style-name="T5">Alternativas</text:span></text:p>
            </text:list-item>
            <text:list-item>
              <text:p text:style-name="P7"><text:span text:style-name="T5">Dem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1" draw:layer="layout" svg:width="6cm" svg:height="1cm" svg:x="13.5cm" svg:y="13.5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4" draw:layer="layout" svg:width="16.256cm" svg:height="6.379cm" svg:x="3.048cm" svg:y="8.015cm">
          <draw:text-box>
            <text:p text:style-name="P13"><text:span text:style-name="T7">Nginx </text:span><text:span text:style-name="T7">(pronuncia</text:span><text:span text:style-name="T7">do "engine </text:span><text:span text:style-name="T7">X") es un </text:span><text:span text:style-name="T7">servidor </text:span><text:span text:style-name="T7">web de </text:span><text:span text:style-name="T7">código </text:span><text:span text:style-name="T7">abierto y </text:span><text:span text:style-name="T7">un servidor </text:span><text:span text:style-name="T7">proxy </text:span><text:span text:style-name="T7">inverso </text:span><text:span text:style-name="T7">que se </text:span><text:span text:style-name="T7">utiliza para </text:span><text:span text:style-name="T7">entregar </text:span><text:span text:style-name="T7">contenido </text:span><text:span text:style-name="T7">web rápido </text:span><text:span text:style-name="T7">y seguro.</text:span></text:p>
            <text:p text:style-name="P13"><text:span text:style-name="T7">Se utiliza </text:span><text:span text:style-name="T7">comúnmen</text:span><text:span text:style-name="T7">te como </text:span><text:span text:style-name="T7">servidor </text:span><text:span text:style-name="T7">Web, </text:span><text:span text:style-name="T7">ademas de </text:span><text:span text:style-name="T7">servidor </text:span><text:span text:style-name="T7">proxy </text:span><text:span text:style-name="T7">utilizado </text:span><text:span text:style-name="T7">para </text:span><text:span text:style-name="T7">distribuir la </text:span><text:span text:style-name="T7">carga de </text:span><text:span text:style-name="T7">trabajo de </text:span><text:span text:style-name="T7">varios </text:span><text:span text:style-name="T7">servidores </text:span><text:span text:style-name="T7">detrás de </text:span><text:span text:style-name="T7">el.</text:span></text:p>
            <text:p text:style-name="P13"><text:span text:style-name="T7">Ademas de </text:span><text:span text:style-name="T7">esto </text:span><text:span text:style-name="T7">maneja </text:span><text:span text:style-name="T7">protocolos </text:span><text:span text:style-name="T7">SMTP, </text:span><text:span text:style-name="T7">POP3 e </text:span><text:span text:style-name="T7">IMAP </text:span><text:span text:style-name="T7">convirtiénd</text:span><text:span text:style-name="T7">ose en una </text:span><text:span text:style-name="T7">solución </text:span><text:span text:style-name="T7">versatil</text:span></text:p>
          </draw:text-box>
        </draw:frame>
        <draw:custom-shape draw:style-name="gr9"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0" draw:text-style-name="P17" draw:layer="layout" svg:width="10.952cm" svg:height="3.715cm" svg:x="3.048cm" svg:y="4.5cm">
          <draw:text-box>
            <text:p text:style-name="P16"><text:span text:style-name="T8">¿Qu</text:span><text:span text:style-name="T8">e es </text:span><text:span text:style-name="T8">Ngi</text:span><text:span text:style-name="T8">nx?</text:span></text:p>
          </draw:text-box>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9" draw:layer="layout" svg:width="9.398cm" svg:height="2.555cm" svg:x="0.254cm" svg:y="3.219cm">
          <draw:text-box>
            <text:p text:style-name="P18"><text:span text:style-name="T9">Nginx es </text:span><text:span text:style-name="T9">compatible </text:span><text:span text:style-name="T9">con una </text:span><text:span text:style-name="T9">amplia </text:span><text:span text:style-name="T9">variedad de </text:span><text:span text:style-name="T9">sistemas </text:span><text:span text:style-name="T9">operativos, </text:span><text:span text:style-name="T9">arquitecturas </text:span><text:span text:style-name="T9">de </text:span><text:span text:style-name="T9">procesadores y </text:span><text:span text:style-name="T9">lenguajes de </text:span><text:span text:style-name="T9">programación</text:span><text:span text:style-name="T10"> </text:span></text:p>
          </draw:text-box>
        </draw:frame>
        <draw:frame draw:style-name="gr12" draw:text-style-name="P19" draw:layer="layout" svg:width="9.398cm" svg:height="2.947cm" svg:x="0.305cm" svg:y="7.332cm">
          <draw:text-box>
            <text:p text:style-name="P20"><text:span text:style-name="T9">Linux, FreeBSD, </text:span><text:span text:style-name="T9">macOS, </text:span><text:span text:style-name="T9">Windows y </text:span><text:span text:style-name="T9">Solaris</text:span><text:span text:style-name="T10">. </text:span></text:p>
          </draw:text-box>
        </draw:frame>
        <draw:frame draw:style-name="gr13" draw:text-style-name="P21" draw:layer="layout" svg:width="7.703cm" svg:height="1.187cm" svg:x="2cm" svg:y="6.145cm">
          <draw:text-box>
            <text:p text:style-name="P1"><text:span text:style-name="T11">Sistemas </text:span><text:span text:style-name="T11">Operativ</text:span><text:span text:style-name="T11">os</text:span></text:p>
          </draw:text-box>
        </draw:frame>
        <draw:frame draw:style-name="gr14" draw:text-style-name="P19" draw:layer="layout" svg:width="9.398cm" svg:height="2.079cm" svg:x="0.254cm" svg:y="11.383cm">
          <draw:text-box>
            <text:p text:style-name="P20"><text:span text:style-name="T9">x86, x86_64, </text:span><text:span text:style-name="T9">ARM, PowerPC </text:span><text:span text:style-name="T9">y SPARC</text:span><text:span text:style-name="T10"> </text:span></text:p>
          </draw:text-box>
        </draw:frame>
        <draw:frame draw:style-name="gr15" draw:text-style-name="P21" draw:layer="layout" svg:width="9.398cm" svg:height="1.979cm" svg:x="0.254cm" svg:y="10.196cm">
          <draw:text-box>
            <text:p text:style-name="P1"><text:span text:style-name="T11">Arquitect</text:span><text:span text:style-name="T11">ura de </text:span><text:span text:style-name="T11">procesad</text:span><text:span text:style-name="T11">or</text:span></text:p>
          </draw:text-box>
        </draw:frame>
        <draw:frame draw:style-name="gr16" draw:text-style-name="P23" draw:layer="layout" svg:width="9.398cm" svg:height="3.131cm" svg:x="18.534cm" svg:y="9.869cm">
          <draw:text-box>
            <text:p text:style-name="P22"><text:span text:style-name="T9">Compatible </text:span><text:span text:style-name="T9">con una </text:span><text:span text:style-name="T9">amplia </text:span><text:span text:style-name="T9">variedad de </text:span><text:span text:style-name="T9">tecnologías </text:span><text:span text:style-name="T9">web y de red, </text:span><text:span text:style-name="T9">incluyendo </text:span><text:span text:style-name="T9">HTTP, HTTPS, </text:span><text:span text:style-name="T9">SSL/TLS, </text:span><text:span text:style-name="T9">WebSocket, </text:span><text:span text:style-name="T9">SPDY, HTTP/2, </text:span><text:span text:style-name="T9">DNS, SMTP, </text:span><text:span text:style-name="T9">POP3 e IMAP </text:span><text:span text:style-name="T9">mencionadas </text:span><text:span text:style-name="T9">anteriormente</text:span></text:p>
          </draw:text-box>
        </draw:frame>
        <draw:frame draw:style-name="gr17" draw:text-style-name="P24" draw:layer="layout" svg:width="5.588cm" svg:height="1.013cm" svg:x="18.5cm" svg:y="8.133cm">
          <draw:text-box>
            <text:p><text:span text:style-name="T12">Además</text:span></text:p>
          </draw:text-box>
        </draw:frame>
        <draw:frame draw:style-name="gr18" draw:text-style-name="P23" draw:layer="layout" svg:width="9.398cm" svg:height="2.079cm" svg:x="18.534cm" svg:y="3.981cm">
          <draw:text-box>
            <text:p text:style-name="P22"><text:span text:style-name="T9">PHP, Python, </text:span><text:span text:style-name="T9">Ruby, Perl, </text:span><text:span text:style-name="T9">Java, </text:span><text:span text:style-name="T9">JavaScript, Go </text:span><text:span text:style-name="T9">entre los </text:span><text:span text:style-name="T9">principales </text:span><text:span text:style-name="T9">ademas de </text:span><text:span text:style-name="T9">muchos otros. </text:span></text:p>
          </draw:text-box>
        </draw:frame>
        <draw:frame draw:style-name="gr13" draw:text-style-name="P25" draw:layer="layout" svg:width="9.966cm" svg:height="1.187cm" svg:x="18.534cm" svg:y="2.794cm">
          <draw:text-box>
            <text:p><text:span text:style-name="T11">Lenguaje</text:span><text:span text:style-name="T11">s de </text:span><text:span text:style-name="T11">program</text:span><text:span text:style-name="T11">ación</text:span></text:p>
          </draw:text-box>
        </draw:frame>
        <draw:frame draw:style-name="gr19" draw:text-style-name="P27" draw:layer="layout" svg:width="11cm" svg:height="1.983cm" svg:x="0.254cm" svg:y="0.285cm">
          <draw:text-box>
            <text:p text:style-name="P26"><text:span text:style-name="T8">Com</text:span><text:span text:style-name="T8">pati</text:span><text:span text:style-name="T8">bilid</text:span><text:span text:style-name="T8">ad</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20" draw:text-style-name="P23" draw:layer="layout" svg:width="9.398cm" svg:height="2.079cm" svg:x="7.366cm" svg:y="12.41cm">
          <draw:text-box>
            <text:p text:style-name="P22"><text:span text:style-name="T9">Es necesario </text:span><text:span text:style-name="T9">tener </text:span><text:span text:style-name="T9">conocimientos </text:span><text:span text:style-name="T9">técnicos en el </text:span><text:span text:style-name="T9">manejo de </text:span><text:span text:style-name="T9">servidores </text:span><text:span text:style-name="T9">web, redes y </text:span><text:span text:style-name="T9">sistemas </text:span><text:span text:style-name="T9">operativos </text:span></text:p>
          </draw:text-box>
        </draw:frame>
        <draw:frame draw:style-name="gr21" draw:text-style-name="P25" draw:layer="layout" svg:width="9.5cm" svg:height="1.433cm" svg:x="7.5cm" svg:y="10.5cm">
          <draw:text-box>
            <text:p><text:span text:style-name="T11">03 </text:span><text:span text:style-name="T11">Conocimi</text:span><text:span text:style-name="T11">entos </text:span><text:span text:style-name="T11">técnicos </text:span></text:p>
          </draw:text-box>
        </draw:frame>
        <draw:frame draw:style-name="gr22" draw:text-style-name="P29" draw:layer="layout" svg:width="9.66cm" svg:height="2.739cm" svg:x="0.5cm" svg:y="3.473cm">
          <draw:text-box>
            <text:p text:style-name="P28"><text:span text:style-name="T9">Debemos usar </text:span><text:span text:style-name="T9">un SO </text:span><text:span text:style-name="T9">compatible </text:span><text:span text:style-name="T9">como los </text:span><text:span text:style-name="T9">mencionados </text:span><text:span text:style-name="T9">anteriormente</text:span></text:p>
          </draw:text-box>
        </draw:frame>
        <draw:custom-shape draw:style-name="gr23" draw:text-style-name="P30" draw:layer="layout" svg:width="3.918cm" svg:height="3.81cm" svg:x="6.858cm" svg:y="2.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1" draw:layer="layout" svg:width="8.16cm" svg:height="1.979cm" svg:x="2cm" svg:y="2.286cm">
          <draw:text-box>
            <text:p text:style-name="P1"><text:span text:style-name="T11">01 <text:s/></text:span><text:span text:style-name="T11">Sistema </text:span><text:span text:style-name="T11">operativo</text:span></text:p>
          </draw:text-box>
        </draw:frame>
        <draw:frame draw:style-name="gr24" draw:text-style-name="P31"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DA4A053D392C8145.png" xlink:type="simple" xlink:show="embed" xlink:actuate="onLoad" draw:mime-type="image/png"/>
        </draw:frame>
        <draw:frame draw:style-name="gr24" draw:text-style-name="P31"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B6BF1E5FCDF1AAD1.png" xlink:type="simple" xlink:show="embed" xlink:actuate="onLoad" draw:mime-type="image/png"/>
        </draw:frame>
        <draw:frame draw:style-name="gr25" draw:text-style-name="P29" draw:layer="layout" svg:width="8.016cm" svg:height="3.707cm" svg:x="16.104cm" svg:y="4.869cm">
          <draw:text-box>
            <text:p text:style-name="P28"><text:span text:style-name="T9">Debemos </text:span><text:span text:style-name="T9">disponer de </text:span><text:span text:style-name="T9">una maquina </text:span><text:span text:style-name="T9">con al menos </text:span><text:span text:style-name="T9">1GB de RAM </text:span><text:span text:style-name="T9">aunque para </text:span><text:span text:style-name="T9">grandes </text:span><text:span text:style-name="T9">cargas de </text:span><text:span text:style-name="T9">trafico </text:span><text:span text:style-name="T9">deberemos </text:span><text:span text:style-name="T9">usar mayor </text:span><text:span text:style-name="T9">memoria y </text:span><text:span text:style-name="T9">procesadores </text:span><text:span text:style-name="T9">rápidos </text:span></text:p>
          </draw:text-box>
        </draw:frame>
        <draw:frame draw:style-name="gr26" draw:text-style-name="P21" draw:layer="layout" svg:width="5.588cm" svg:height="1.115cm" svg:x="19.558cm" svg:y="3.97cm">
          <draw:text-box>
            <text:p text:style-name="P1"><text:span text:style-name="T11">02 </text:span><text:span text:style-name="T11">Hardwar</text:span><text:span text:style-name="T11">e</text:span></text:p>
          </draw:text-box>
        </draw:frame>
        <draw:frame draw:style-name="gr27" draw:text-style-name="P32" draw:layer="layout" svg:width="10cm" svg:height="1.983cm" svg:x="-0.5cm" svg:y="0.303cm">
          <draw:text-box>
            <text:p text:style-name="P26"><text:span text:style-name="T13">Req</text:span><text:span text:style-name="T13">uisit</text:span><text:span text:style-name="T13">os</text:span></text:p>
          </draw:text-box>
        </draw:frame>
        <draw:custom-shape draw:style-name="gr28" draw:text-style-name="P31" draw:layer="layout" svg:width="2.5cm" svg:height="2.5cm" svg:x="3cm" svg:y="7.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2">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29" draw:text-style-name="P34" draw:layer="layout" svg:width="13.716cm" svg:height="1.525cm" svg:x="7.112cm" svg:y="0.794cm">
          <draw:text-box>
            <text:p text:style-name="P33"><text:span text:style-name="T14">Alter</text:span><text:span text:style-name="T14">nativ</text:span><text:span text:style-name="T14">as</text:span></text:p>
          </draw:text-box>
        </draw:frame>
        <draw:g>
          <draw:custom-shape draw:style-name="gr30" draw:text-style-name="P35" draw:layer="layout" svg:width="4.064cm" svg:height="4.064cm" svg:x="2.5cm" svg:y="5.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3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32" draw:text-style-name="P37" draw:layer="layout" svg:width="3cm" svg:height="1.5cm" svg:x="12.234cm" svg:y="7cm" draw:kind="arc" draw:start-angle="214.68" draw:end-angle="27.51">
            <text:p/>
          </draw:ellipse>
        </draw:g>
        <draw:g>
          <draw:custom-shape draw:style-name="gr33" draw:text-style-name="P3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2cm" svg:height="1.5cm" svg:x="22cm" svg:y="7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frame draw:style-name="gr26" draw:text-style-name="P39" draw:layer="layout" svg:width="3.556cm" svg:height="1.115cm" svg:x="2.794cm" svg:y="10.379cm">
          <draw:text-box>
            <text:p text:style-name="P37"><text:span text:style-name="T15">Apache</text:span></text:p>
          </draw:text-box>
        </draw:frame>
        <draw:frame draw:style-name="gr26" draw:text-style-name="P39" draw:layer="layout" svg:width="3.556cm" svg:height="1.115cm" svg:x="12.192cm" svg:y="10.468cm">
          <draw:text-box>
            <text:p text:style-name="P37"><text:span text:style-name="T15">Lighttpd</text:span></text:p>
          </draw:text-box>
        </draw:frame>
        <draw:frame draw:style-name="gr26" draw:text-style-name="P39" draw:layer="layout" svg:width="3.556cm" svg:height="1.115cm" svg:x="21.282cm" svg:y="10.414cm">
          <draw:text-box>
            <text:p text:style-name="P37"><text:span text:style-name="T15">Candy</text:span></text:p>
          </draw:text-box>
        </draw:frame>
        <draw:frame draw:style-name="gr35" draw:text-style-name="P41" draw:layer="layout" svg:width="7.984cm" svg:height="4.595cm" svg:x="1.016cm" svg:y="11.155cm">
          <draw:text-box>
            <text:p text:style-name="P40"><text:span text:style-name="T16">Es uno de </text:span><text:span text:style-name="T16">los </text:span><text:span text:style-name="T16">servidores </text:span><text:span text:style-name="T16">web más </text:span><text:span text:style-name="T16">antiguos y </text:span><text:span text:style-name="T16">populares. </text:span><text:span text:style-name="T16">Es </text:span><text:span text:style-name="T16">compatible </text:span><text:span text:style-name="T16">con una </text:span><text:span text:style-name="T16">amplia </text:span><text:span text:style-name="T16">variedad de </text:span><text:span text:style-name="T16">sistemas </text:span><text:span text:style-name="T16">operativos y </text:span><text:span text:style-name="T16">lenguajes </text:span><text:span text:style-name="T16">de </text:span><text:span text:style-name="T16">programaci</text:span><text:span text:style-name="T16">ón</text:span></text:p>
          </draw:text-box>
        </draw:frame>
        <draw:frame draw:style-name="gr35" draw:text-style-name="P41" draw:layer="layout" svg:width="7.728cm" svg:height="4.595cm" svg:x="10cm" svg:y="11.405cm">
          <draw:text-box>
            <text:p text:style-name="P40"><text:span text:style-name="T16">Es un </text:span><text:span text:style-name="T16">servidor </text:span><text:span text:style-name="T16">web ligero y </text:span><text:span text:style-name="T16">rápido que </text:span><text:span text:style-name="T16">es </text:span><text:span text:style-name="T16">especialme</text:span><text:span text:style-name="T16">nte </text:span><text:span text:style-name="T16">adecuado </text:span><text:span text:style-name="T16">para servir </text:span><text:span text:style-name="T16">páginas </text:span><text:span text:style-name="T16">web </text:span><text:span text:style-name="T16">estáticas y </text:span><text:span text:style-name="T16">de baja </text:span><text:span text:style-name="T16">carga de </text:span><text:span text:style-name="T16">tráfico</text:span></text:p>
          </draw:text-box>
        </draw:frame>
        <draw:frame draw:style-name="gr35" draw:text-style-name="P41" draw:layer="layout" svg:width="7.828cm" svg:height="4.595cm" svg:x="19cm" svg:y="11.405cm">
          <draw:text-box>
            <text:p text:style-name="P40"><text:span text:style-name="T16">Es un </text:span><text:span text:style-name="T16">servidor </text:span><text:span text:style-name="T16">web </text:span><text:span text:style-name="T16">moderno y </text:span><text:span text:style-name="T16">fácil de usar </text:span><text:span text:style-name="T16">que ofrece </text:span><text:span text:style-name="T16">una </text:span><text:span text:style-name="T16">configuraci</text:span><text:span text:style-name="T16">ón simple y </text:span><text:span text:style-name="T16">segura. </text:span></text:p>
          </draw:text-box>
        </draw:frame>
        <draw:custom-shape draw:style-name="gr36" draw:text-style-name="P3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2" draw:layer="layout" svg:width="2cm" svg:height="2cm" svg:x="3.5cm" svg:y="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40" draw:text-style-name="P44" draw:layer="layout" svg:width="14.224cm" svg:height="4.595cm" svg:x="1.27cm" svg:y="4.297cm">
          <draw:text-box>
            <text:p text:style-name="P43"><text:span text:style-name="T16">Para ello lo primero sera </text:span><text:span text:style-name="T16">instalar nginx para ello </text:span><text:span text:style-name="T16">debemos escribir el siguiente </text:span><text:span text:style-name="T16">comando:</text:span></text:p>
            <text:list text:style-name="L1">
              <text:list-item>
                <text:list>
                  <text:list-item>
                    <text:list>
                      <text:list-item>
                        <text:p text:style-name="P43"><text:span text:style-name="T16">Ubuntu: sudo apt-get </text:span><text:span text:style-name="T16">install nginx</text:span></text:p>
                      </text:list-item>
                      <text:list-item>
                        <text:p text:style-name="P43"><text:span text:style-name="T16">CentOS 7: yum install </text:span><text:span text:style-name="T16">nginx</text:span></text:p>
                      </text:list-item>
                    </text:list>
                  </text:list-item>
                </text:list>
              </text:list-item>
            </text:list>
          </draw:text-box>
        </draw:frame>
        <draw:frame draw:style-name="gr41" draw:text-style-name="P46" draw:layer="layout" svg:width="9.906cm" svg:height="1.983cm" svg:x="0.762cm" svg:y="1.016cm">
          <draw:text-box>
            <text:p text:style-name="P45"><text:span text:style-name="T8">Dem</text:span><text:span text:style-name="T8">o</text:span></text:p>
          </draw:text-box>
        </draw:frame>
        <draw:polygon draw:style-name="gr42" draw:text-style-name="P47"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AnatoHiero" svg:font-family="'Noto Sans AnatoHiero'"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465F6BBF576D6.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3.2$Linux_X86_64 LibreOffice_project/1048a8393ae2eeec98dff31b5c133c5f1d08b890</meta:generator>
    <meta:creation-date>2023-03-14T21:41:22.853474055</meta:creation-date>
    <meta:editing-duration>PT38M27S</meta:editing-duration>
    <meta:editing-cycles>4</meta:editing-cycles>
    <dc:date>2023-03-14T22:19:48.678630783</dc:date>
    <meta:document-statistic meta:object-count="311"/>
  </office:meta>
</office:document-meta>
</file>